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3da01" officeooo:paragraph-rsid="0003da01" fo:background-color="transparent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8:31:42.015635882</meta:creation-date>
    <dc:date>2024-03-15T08:35:16.676423574</dc:date>
    <meta:editing-duration>PT3M38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6.5.2$Linux_X86_64 LibreOffice_project/60$Build-2</meta:generator>
  </office:meta>
</office:document-meta>
</file>